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0e738d" officeooo:paragraph-rsid="000e738d"/>
    </style:style>
    <style:style style:name="P2" style:family="paragraph" style:parent-style-name="Preformatted_20_Text">
      <style:paragraph-properties fo:text-align="start" style:justify-single-word="false"/>
      <style:text-properties officeooo:paragraph-rsid="000e738d"/>
    </style:style>
    <style:style style:name="P3" style:family="paragraph" style:parent-style-name="Preformatted_20_Text">
      <style:paragraph-properties fo:text-align="start" style:justify-single-word="false"/>
      <style:text-properties officeooo:paragraph-rsid="001f53c1"/>
    </style:style>
    <style:style style:name="P4" style:family="paragraph" style:parent-style-name="Preformatted_20_Text">
      <style:paragraph-properties fo:text-align="start" style:justify-single-word="false"/>
      <style:text-properties officeooo:paragraph-rsid="0022a035"/>
    </style:style>
    <style:style style:name="P5" style:family="paragraph" style:parent-style-name="Preformatted_20_Text">
      <style:paragraph-properties fo:text-align="start" style:justify-single-word="false"/>
      <style:text-properties officeooo:paragraph-rsid="0026d8aa"/>
    </style:style>
    <style:style style:name="P6" style:family="paragraph" style:parent-style-name="Preformatted_20_Text">
      <style:paragraph-properties fo:text-align="start" style:justify-single-word="false"/>
      <style:text-properties officeooo:rsid="001ae8d3" officeooo:paragraph-rsid="001ae8d3"/>
    </style:style>
    <style:style style:name="P7" style:family="paragraph" style:parent-style-name="Preformatted_20_Text">
      <style:paragraph-properties fo:text-align="start" style:justify-single-word="false"/>
      <style:text-properties officeooo:rsid="001e5c06" officeooo:paragraph-rsid="001f53c1"/>
    </style:style>
    <style:style style:name="P8" style:family="paragraph" style:parent-style-name="Preformatted_20_Text">
      <style:paragraph-properties fo:text-align="start" style:justify-single-word="false"/>
      <style:text-properties officeooo:rsid="001f53c1" officeooo:paragraph-rsid="001f53c1"/>
    </style:style>
    <style:style style:name="P9" style:family="paragraph" style:parent-style-name="Preformatted_20_Text">
      <style:paragraph-properties fo:text-align="start" style:justify-single-word="false"/>
      <style:text-properties officeooo:rsid="001f53c1" officeooo:paragraph-rsid="0022a035"/>
    </style:style>
    <style:style style:name="P10" style:family="paragraph" style:parent-style-name="Preformatted_20_Text">
      <style:text-properties officeooo:rsid="00291057" officeooo:paragraph-rsid="00291057"/>
    </style:style>
    <style:style style:name="P11" style:family="paragraph" style:parent-style-name="Preformatted_20_Text">
      <style:text-properties officeooo:rsid="00291057" officeooo:paragraph-rsid="00296c2f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249471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259f3e"/>
    </style:style>
    <style:style style:name="P15" style:family="paragraph" style:parent-style-name="Standard">
      <style:paragraph-properties fo:text-align="start" style:justify-single-word="false"/>
      <style:text-properties officeooo:rsid="000e738d" officeooo:paragraph-rsid="000e738d"/>
    </style:style>
    <style:style style:name="P16" style:family="paragraph" style:parent-style-name="Standard">
      <style:paragraph-properties fo:text-align="start" style:justify-single-word="false"/>
      <style:text-properties officeooo:paragraph-rsid="000f35a4"/>
    </style:style>
    <style:style style:name="P17" style:family="paragraph" style:parent-style-name="Standard">
      <style:paragraph-properties fo:text-align="start" style:justify-single-word="false"/>
      <style:text-properties officeooo:paragraph-rsid="0022a035"/>
    </style:style>
    <style:style style:name="P18" style:family="paragraph" style:parent-style-name="Standard">
      <style:paragraph-properties fo:text-align="start" style:justify-single-word="false"/>
      <style:text-properties officeooo:paragraph-rsid="0029a723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0e738d" officeooo:paragraph-rsid="00127e94" style:font-size-asian="12pt" style:font-size-complex="12pt"/>
    </style:style>
    <style:style style:name="P20" style:family="paragraph" style:parent-style-name="Text_20_body">
      <style:text-properties officeooo:paragraph-rsid="00118174"/>
    </style:style>
    <style:style style:name="P21" style:family="paragraph" style:parent-style-name="Text_20_body">
      <style:text-properties officeooo:paragraph-rsid="00127e94"/>
    </style:style>
    <style:style style:name="P22" style:family="paragraph" style:parent-style-name="Text_20_body">
      <style:text-properties officeooo:rsid="00291057" officeooo:paragraph-rsid="00291057"/>
    </style:style>
    <style:style style:name="P23" style:family="paragraph" style:parent-style-name="Text_20_body">
      <style:text-properties officeooo:rsid="00291057" officeooo:paragraph-rsid="00296c2f"/>
    </style:style>
    <style:style style:name="P24" style:family="paragraph" style:parent-style-name="Text_20_body">
      <style:text-properties style:font-name="Liberation Serif" fo:font-size="12pt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font-name="Liberation Serif" fo:font-size="12pt" officeooo:rsid="000e738d" officeooo:paragraph-rsid="000e738d" style:font-size-asian="12pt" style:font-size-complex="12pt"/>
    </style:style>
    <style:style style:name="P26" style:family="paragraph" style:parent-style-name="Text_20_body">
      <style:text-properties style:font-name="Liberation Serif" fo:font-size="12pt" officeooo:paragraph-rsid="00118174" style:font-size-asian="12pt" style:font-size-complex="12pt"/>
    </style:style>
    <style:style style:name="P27" style:family="paragraph" style:parent-style-name="Text_20_body">
      <style:text-properties style:font-name="Liberation Serif" fo:font-size="12pt" fo:font-weight="bold" officeooo:rsid="00291057" officeooo:paragraph-rsid="00291057" style:font-size-asian="12pt" style:font-weight-asian="bold" style:font-size-complex="12pt" style:font-weight-complex="bold"/>
    </style:style>
    <style:style style:name="P28" style:family="paragraph" style:parent-style-name="Preformatted_20_Text">
      <style:text-properties officeooo:rsid="00291057" officeooo:paragraph-rsid="00291057"/>
    </style:style>
    <style:style style:name="P29" style:family="paragraph" style:parent-style-name="Preformatted_20_Text">
      <style:paragraph-properties fo:text-align="start" style:justify-single-word="false"/>
      <style:text-properties officeooo:paragraph-rsid="002e53e7"/>
    </style:style>
    <style:style style:name="P30" style:family="paragraph" style:parent-style-name="Preformatted_20_Text">
      <style:paragraph-properties fo:text-align="start" style:justify-single-word="false"/>
      <style:text-properties officeooo:paragraph-rsid="002f7cec"/>
    </style:style>
    <style:style style:name="P31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officeooo:paragraph-rsid="002e53e7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Preformatted_20_Text">
      <style:text-properties style:font-name="Liberation Serif" fo:font-size="12pt" style:font-size-asian="12pt" style:font-size-complex="12pt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erif" fo:font-size="12pt" officeooo:rsid="001e5c06" officeooo:paragraph-rsid="001e5c06" style:font-size-asian="12pt" style:font-size-complex="12pt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erif" fo:font-size="12pt" officeooo:rsid="001f52ac" officeooo:paragraph-rsid="001e5c06" style:font-size-asian="12pt" style:font-size-complex="12pt"/>
    </style:style>
    <style:style style:name="P35" style:family="paragraph" style:parent-style-name="Preformatted_20_Text">
      <style:paragraph-properties fo:text-align="start" style:justify-single-word="false"/>
      <style:text-properties style:font-name="Liberation Serif" fo:font-size="12pt" officeooo:rsid="001f53c1" officeooo:paragraph-rsid="001f53c1" style:font-size-asian="12pt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erif" fo:font-size="12pt" fo:font-style="italic" officeooo:rsid="001f53c1" officeooo:paragraph-rsid="001f53c1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text-align="start" style:justify-single-word="false"/>
      <style:text-properties officeooo:paragraph-rsid="0029a723"/>
    </style:style>
    <style:style style:name="P38" style:family="paragraph" style:parent-style-name="Standard">
      <style:paragraph-properties fo:text-align="start" style:justify-single-word="false"/>
      <style:text-properties officeooo:paragraph-rsid="002e53e7"/>
    </style:style>
    <style:style style:name="P39" style:family="paragraph" style:parent-style-name="Standard">
      <style:paragraph-properties fo:text-align="start" style:justify-single-word="false"/>
      <style:text-properties officeooo:paragraph-rsid="002f7cec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8pt" fo:font-weight="normal" officeooo:rsid="0029a723" officeooo:paragraph-rsid="0029a723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8pt" fo:font-weight="normal" officeooo:rsid="000e738d" officeooo:paragraph-rsid="00118174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Serif" officeooo:rsid="000e738d" officeooo:paragraph-rsid="000e738d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0e738d" officeooo:paragraph-rsid="000e738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solid" style:text-underline-width="auto" style:text-underline-color="font-color" fo:font-weight="normal" officeooo:rsid="0029a723" officeooo:paragraph-rsid="0029a723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3pt" fo:font-style="normal" style:text-underline-style="solid" style:text-underline-width="auto" style:text-underline-color="font-color" fo:font-weight="bold" officeooo:rsid="000e738d" officeooo:paragraph-rsid="000e738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3pt" officeooo:paragraph-rsid="000e738d" style:font-size-asian="13pt" style:font-size-complex="13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3pt" officeooo:paragraph-rsid="00127e94" style:font-size-asian="13pt" style:font-size-complex="13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27e94" officeooo:paragraph-rsid="00127e94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296c2f" officeooo:paragraph-rsid="00296c2f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officeooo:rsid="000e738d" officeooo:paragraph-rsid="000e738d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officeooo:rsid="000e738d" officeooo:paragraph-rsid="0010f18c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officeooo:rsid="000e738d" officeooo:paragraph-rsid="00127e94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officeooo:paragraph-rsid="000e738d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officeooo:paragraph-rsid="0022a035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officeooo:rsid="001ae8d3" officeooo:paragraph-rsid="001ae8d3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officeooo:rsid="001e5c06" officeooo:paragraph-rsid="001e5c06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1767ca" officeooo:paragraph-rsid="000e738d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1ae8d3" officeooo:paragraph-rsid="001ae8d3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1cadaa" officeooo:paragraph-rsid="001cadaa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e5c06" officeooo:paragraph-rsid="001e5c06" style:font-size-asian="12pt" style:font-style-asian="italic" style:font-size-complex="12pt" style:font-style-complex="italic"/>
    </style:style>
    <style:style style:name="P61" style:family="paragraph" style:parent-style-name="Standard">
      <style:paragraph-properties fo:text-align="start" style:justify-single-word="false"/>
      <style:text-properties officeooo:rsid="000e738d" officeooo:paragraph-rsid="000e738d"/>
    </style:style>
    <style:style style:name="T1" style:family="text">
      <style:text-properties officeooo:rsid="000f35a4"/>
    </style:style>
    <style:style style:name="T2" style:family="text">
      <style:text-properties officeooo:rsid="0010f18c"/>
    </style:style>
    <style:style style:name="T3" style:family="text">
      <style:text-properties officeooo:rsid="0011817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35a4" style:font-style-asian="italic" style:font-style-complex="italic"/>
    </style:style>
    <style:style style:name="T6" style:family="text">
      <style:text-properties fo:font-style="italic" officeooo:rsid="00127e94" style:font-style-asian="italic" style:font-style-complex="italic"/>
    </style:style>
    <style:style style:name="T7" style:family="text">
      <style:text-properties fo:font-style="italic" officeooo:rsid="0013fe82" style:font-style-asian="italic" style:font-style-complex="italic"/>
    </style:style>
    <style:style style:name="T8" style:family="text">
      <style:text-properties fo:font-style="italic" officeooo:rsid="001f52ac" style:font-style-asian="italic" style:font-style-complex="italic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6pt" fo:font-style="normal" style:text-underline-style="solid" style:text-underline-width="auto" style:text-underline-color="font-color" fo:font-weight="normal" officeooo:rsid="0029a723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font-name="Liberation Serif" fo:font-size="16pt" fo:font-style="normal" style:text-underline-style="solid" style:text-underline-width="auto" style:text-underline-color="font-color" fo:font-weight="normal" officeooo:rsid="0029a723" style:font-name-asian="Noto Sans Mono CJK SC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2" style:family="text">
      <style:text-properties style:font-name="Liberation Serif" fo:font-size="16pt" fo:font-style="normal" style:text-underline-style="solid" style:text-underline-width="auto" style:text-underline-color="font-color" fo:font-weight="normal" officeooo:rsid="002e53e7" style:font-name-asian="Noto Sans Mono CJK SC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767ca"/>
    </style:style>
    <style:style style:name="T15" style:family="text">
      <style:text-properties officeooo:rsid="0027e24b"/>
    </style:style>
    <style:style style:name="T16" style:family="text">
      <style:text-properties officeooo:rsid="001f52ac"/>
    </style:style>
    <style:style style:name="T17" style:family="text">
      <style:text-properties style:text-underline-style="solid" style:text-underline-width="auto" style:text-underline-color="font-color" fo:font-weight="bold" officeooo:rsid="00127e94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0e738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22a035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e5c06" style:font-weight-asian="bold" style:font-weight-complex="bold"/>
    </style:style>
    <style:style style:name="T21" style:family="text">
      <style:text-properties officeooo:rsid="000e738d"/>
    </style:style>
    <style:style style:name="T22" style:family="text">
      <style:text-properties fo:font-size="16pt" fo:font-style="normal" style:text-underline-style="solid" style:text-underline-width="auto" style:text-underline-color="font-color" fo:font-weight="normal" officeooo:rsid="0029a723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fo:font-size="12pt" officeooo:rsid="000f35a4" style:font-size-asian="12pt" style:font-size-complex="12pt"/>
    </style:style>
    <style:style style:name="T25" style:family="text">
      <style:text-properties style:font-name="Liberation Serif" fo:font-size="12pt" officeooo:rsid="00118174" style:font-size-asian="12pt" style:font-size-complex="12pt"/>
    </style:style>
    <style:style style:name="T26" style:family="text">
      <style:text-properties style:font-name="Liberation Serif" fo:font-size="12pt" officeooo:rsid="001f53c1" style:font-size-asian="12pt" style:font-size-complex="12pt"/>
    </style:style>
    <style:style style:name="T27" style:family="text">
      <style:text-properties style:font-name="Liberation Serif" fo:font-size="12pt" officeooo:rsid="000e738d" style:font-size-asian="12pt" style:font-size-complex="12pt"/>
    </style:style>
    <style:style style:name="T28" style:family="text">
      <style:text-properties style:font-name="Liberation Serif" fo:font-size="12pt" officeooo:rsid="0022a035" style:font-size-asian="12pt" style:font-size-complex="12pt"/>
    </style:style>
    <style:style style:name="T29" style:family="text">
      <style:text-properties style:font-name="Liberation Serif" fo:font-size="12pt" officeooo:rsid="00249471" style:font-size-asian="12pt" style:font-size-complex="12pt"/>
    </style:style>
    <style:style style:name="T30" style:family="text">
      <style:text-properties style:font-name="Liberation Serif" fo:font-size="12pt" officeooo:rsid="00259f3e" style:font-size-asian="12pt" style:font-size-complex="12pt"/>
    </style:style>
    <style:style style:name="T31" style:family="text">
      <style:text-properties style:font-name="Liberation Serif" fo:font-size="12pt" officeooo:rsid="00296c2f" style:font-size-asian="12pt" style:font-size-complex="12pt"/>
    </style:style>
    <style:style style:name="T32" style:family="text">
      <style:text-properties style:font-name="Liberation Serif" fo:font-size="12pt" fo:font-style="italic" officeooo:rsid="000f35a4" style:font-size-asian="12pt" style:font-style-asian="italic" style:font-size-complex="12pt" style:font-style-complex="italic"/>
    </style:style>
    <style:style style:name="T33" style:family="text">
      <style:text-properties style:font-name="Liberation Serif" fo:font-size="12pt" fo:font-style="italic" officeooo:rsid="00118174" style:font-size-asian="12pt" style:font-style-asian="italic" style:font-size-complex="12pt" style:font-style-complex="italic"/>
    </style:style>
    <style:style style:name="T34" style:family="text">
      <style:text-properties style:font-name="Liberation Serif" fo:font-size="12pt" fo:font-style="italic" officeooo:rsid="00249471" style:font-size-asian="12pt" style:font-style-asian="italic" style:font-size-complex="12pt" style:font-style-complex="italic"/>
    </style:style>
    <style:style style:name="T35" style:family="text">
      <style:text-properties style:font-name="Liberation Serif" fo:font-size="12pt" fo:font-style="italic" officeooo:rsid="00118174" style:font-name-asian="Noto Sans Mono CJK SC" style:font-size-asian="12pt" style:font-style-asian="italic" style:font-name-complex="Liberation Mono" style:font-size-complex="12pt" style:font-style-complex="italic"/>
    </style:style>
    <style:style style:name="T36" style:family="text">
      <style:text-properties style:font-name="Liberation Serif" fo:font-size="12pt" fo:font-style="italic" style:text-underline-style="none" fo:font-weight="normal" officeooo:rsid="002f7cec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Liberation Serif" fo:font-size="12pt" fo:language="en" fo:country="US" style:font-size-asian="12pt" style:font-size-complex="12pt"/>
    </style:style>
    <style:style style:name="T38" style:family="text">
      <style:text-properties style:font-name="Liberation Serif" fo:font-size="12pt" fo:language="en" fo:country="US" officeooo:rsid="001767ca" style:font-size-asian="12pt" style:font-size-complex="12pt"/>
    </style:style>
    <style:style style:name="T39" style:family="text">
      <style:text-properties style:font-name="Liberation Serif" fo:font-size="12pt" officeooo:rsid="0022a035" style:font-name-asian="Noto Sans Mono CJK SC" style:font-size-asian="12pt" style:font-name-complex="Liberation Mono" style:font-size-complex="12pt"/>
    </style:style>
    <style:style style:name="T40" style:family="text">
      <style:text-properties style:font-name="Liberation Serif" fo:font-size="12pt" officeooo:rsid="000e738d" style:font-name-asian="Noto Sans Mono CJK SC" style:font-size-asian="12pt" style:font-name-complex="Liberation Mono" style:font-size-complex="12pt"/>
    </style:style>
    <style:style style:name="T41" style:family="text">
      <style:text-properties style:font-name="Liberation Serif" fo:font-size="12pt" fo:font-style="normal" style:text-underline-style="none" fo:font-weight="normal" officeooo:rsid="002e53e7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erif" fo:font-size="12pt" fo:font-style="normal" style:text-underline-style="none" fo:font-weight="normal" officeooo:rsid="002f7cec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iberation Serif" fo:font-size="12pt" fo:font-style="normal" style:text-underline-style="none" fo:font-weight="normal" officeooo:rsid="002e53e7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Liberation Serif" fo:font-size="12pt" fo:font-style="normal" style:text-underline-style="none" fo:font-weight="normal" officeooo:rsid="002f7ce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Liberation Serif" fo:font-size="12pt" fo:font-weight="bold" officeooo:rsid="00296c2f" style:font-size-asian="12pt" style:font-weight-asian="bold" style:font-size-complex="12pt" style:font-weight-complex="bold"/>
    </style:style>
    <style:style style:name="T46" style:family="text">
      <style:text-properties style:font-name="Liberation Serif" fo:font-size="12pt" style:text-underline-style="none" fo:font-weight="normal" officeooo:rsid="002f7cec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3pt" style:text-underline-style="solid" style:text-underline-width="auto" style:text-underline-color="font-color" fo:font-weight="bold" officeooo:rsid="00127e94" style:font-name-asian="Noto Sans Mono CJK SC" style:font-size-asian="13pt" style:font-weight-asian="bold" style:font-name-complex="Liberation Mono" style:font-size-complex="13pt" style:font-weight-complex="bold"/>
    </style:style>
    <style:style style:name="T48" style:family="text">
      <style:text-properties style:font-name="Liberation Serif" fo:font-size="13pt" style:text-underline-style="solid" style:text-underline-width="auto" style:text-underline-color="font-color" fo:font-weight="bold" officeooo:rsid="000e738d" style:font-name-asian="Noto Sans Mono CJK SC" style:font-size-asian="13pt" style:font-weight-asian="bold" style:font-name-complex="Liberation Mono" style:font-size-complex="13pt" style:font-weight-complex="bold"/>
    </style:style>
    <style:style style:name="T49" style:family="text">
      <style:text-properties style:font-name="Liberation Serif" fo:font-size="13pt" style:text-underline-style="solid" style:text-underline-width="auto" style:text-underline-color="font-color" fo:font-weight="bold" officeooo:rsid="0022a035" style:font-name-asian="Noto Sans Mono CJK SC" style:font-size-asian="13pt" style:font-weight-asian="bold" style:font-name-complex="Liberation Mono" style:font-size-complex="13pt" style:font-weight-complex="bold"/>
    </style:style>
    <style:style style:name="T50" style:family="text">
      <style:text-properties style:font-name="Liberation Serif" fo:font-size="16pt" fo:font-style="normal" style:text-underline-style="solid" style:text-underline-width="auto" style:text-underline-color="font-color" fo:font-weight="normal" officeooo:rsid="002e53e7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font-name="Liberation Serif" fo:font-size="16pt" fo:font-style="normal" style:text-underline-style="solid" style:text-underline-width="auto" style:text-underline-color="font-color" fo:font-weight="normal" officeooo:rsid="0029a723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font-name="Liberation Serif" officeooo:rsid="002e53e7"/>
    </style:style>
    <style:style style:name="T53" style:family="text">
      <style:text-properties officeooo:rsid="002f7c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21">H</text:span>ow to set up the environment / share the scripts and results</text:p>
      <text:p text:style-name="P41">(On Ubuntu 20)</text:p>
      <text:p text:style-name="P42"/>
      <text:p text:style-name="P43"/>
      <text:p text:style-name="P43"/>
      <text:p text:style-name="P44">I)Installing the tools :</text:p>
      <text:p text:style-name="P45"/>
      <text:p text:style-name="P45">Requirements :</text:p>
      <text:p text:style-name="P50"/>
      <text:p text:style-name="P1"><text:span text:style-name="Source_20_Text"><text:span text:style-name="T9">sudo apt-get update</text:span></text:span></text:p>
      <text:p text:style-name="P1"><text:span text:style-name="Source_20_Text"><text:span text:style-name="T9">sudo apt-get install build-essential </text:span></text:span><text:span text:style-name="Source_20_Text"><text:span text:style-name="T24">(</text:span></text:span><text:span text:style-name="Source_20_Text"><text:span text:style-name="T32">we will need a C compiler for cmake to work</text:span></text:span><text:span text:style-name="Source_20_Text"><text:span text:style-name="T24">)</text:span></text:span></text:p>
      <text:p text:style-name="P50"/>
      <text:p text:style-name="P53">(git) sudo apt install git <text:span text:style-name="T1">(</text:span><text:span text:style-name="T5">to clone the latest </text:span><text:span text:style-name="T6">version of </text:span><text:span text:style-name="T5">ANTs from github</text:span><text:span text:style-name="T1">)</text:span></text:p>
      <text:p text:style-name="P50"/>
      <text:p text:style-name="P50">(<text:span text:style-name="T1">cmake) sudo snap install cmake --classic (--classic </text:span><text:span text:style-name="T5">allows us to install cmake outside the usual security sandbox for snaps</text:span><text:span text:style-name="T1">)</text:span></text:p>
      <text:p text:style-name="P50"/>
      <text:p text:style-name="P16"><text:span text:style-name="T24">(make) </text:span><text:span text:style-name="Source_20_Text"><text:span text:style-name="T9">sudo apt-get install make</text:span></text:span></text:p>
      <text:p text:style-name="P50"/>
      <text:p text:style-name="P50"/>
      <text:p text:style-name="P50"/>
      <text:p text:style-name="P46"><text:span text:style-name="T17">To</text:span><text:span text:style-name="T18"> install ANTs :</text:span></text:p>
      <text:p text:style-name="P50"/>
      <text:p text:style-name="P25">git clone git://github.com/stnava/ANTs.git</text:p>
      <text:p text:style-name="P24">mkdir antsbin</text:p>
      <text:p text:style-name="P24">cd antsbin</text:p>
      <text:p text:style-name="P26">ccmake ../ANTs </text:p>
      <text:p text:style-name="P21"><text:span text:style-name="Source_20_Text"><text:span text:style-name="T33">If you get an error concerning ZLIB, you can fix it by running instead (we got this error on 1 of 2 d</text:span></text:span><text:span text:style-name="Source_20_Text"><text:span text:style-name="T35">evices</text:span></text:span><text:span text:style-name="Source_20_Text"><text:span text:style-name="T33"> using the same version of ubuntu ? To investigate):</text:span></text:span></text:p>
      <text:p text:style-name="P20"><text:span text:style-name="Source_20_Text"><text:span text:style-name="T9">ccmake ../ANTs -DZLIB_LIBRARY=/usr/lib/x86_64-linux-gnu/libz.so -</text:span></text:span><text:span text:style-name="Source_20_Text"><text:span text:style-name="T25">D</text:span></text:span><text:span text:style-name="Source_20_Text"><text:span text:style-name="T9">ZLIB_INCLUDE_DIR=/usr/lib/x86_64-linux-gnu</text:span></text:span></text:p>
      <text:p text:style-name="P20"><text:span text:style-name="Source_20_Text"><text:span text:style-name="T33">(replacing the directory by your lib installation directory if it’s not that one)</text:span></text:span></text:p>
      <text:p text:style-name="P51">Then type c <text:span text:style-name="T2">(</text:span><text:span text:style-name="T4">configure</text:span><text:span text:style-name="T2">)</text:span>, then g (<text:span text:style-name="T4">generate)</text:span> <text:span text:style-name="T2">then </text:span>:</text:p>
      <text:p text:style-name="P50"/>
      <text:p text:style-name="P50">make -j 4 <text:span text:style-name="T3">(</text:span><text:span text:style-name="T6">That’s the largest part of the installation, you will need approximately </text:span><text:span text:style-name="T7">6</text:span><text:span text:style-name="T6">GB of free space</text:span><text:span text:style-name="T3">)</text:span></text:p>
      <text:p text:style-name="P50"/>
      <text:p text:style-name="P2"><text:span text:style-name="Source_20_Text"><text:span text:style-name="T38">cd ANTS-build</text:span></text:span></text:p>
      <text:p text:style-name="P57"/>
      <text:p text:style-name="P55"><text:span text:style-name="T14">s</text:span><text:span text:style-name="T13">udo make install</text:span></text:p>
      <text:p text:style-name="P58"/>
      <text:p text:style-name="P59">After the installation, before using ants :</text:p>
      <text:p text:style-name="P58"/>
      <text:p text:style-name="P6"><text:span text:style-name="Source_20_Text"><text:span text:style-name="T37">export ANTSPATH=/opt/ANTs/bin/</text:span></text:span></text:p>
      <text:p text:style-name="P12"><text:span text:style-name="Source_20_Text"><text:span text:style-name="T9">export PATH=${ANTSPATH}:$PATH</text:span></text:span></text:p>
      <text:p text:style-name="P12"><text:span text:style-name="Source_20_Text"><text:span text:style-name="T9"/></text:span></text:p>
      <text:p text:style-name="P12"><text:soft-page-break/><text:span text:style-name="Source_20_Text"><text:span text:style-name="T9"/></text:span></text:p>
      <text:p text:style-name="P48"/>
      <text:p text:style-name="P48"/>
      <text:p text:style-name="P48"/>
      <text:p text:style-name="P47"><text:span text:style-name="T17">To</text:span><text:span text:style-name="T18"> install </text:span><text:span text:style-name="T17">FSLeyes (</text:span><text:span text:style-name="T19">with</text:span><text:span text:style-name="T20"> conda</text:span><text:span text:style-name="T17">) :</text:span></text:p>
      <text:p text:style-name="P19"/>
      <text:p text:style-name="P56"><text:span text:style-name="T21">I</text:span>nstall anaconda<text:tab/><text:span text:style-name="T4">downloads the latest release for linux and run the .sh file with the command</text:span></text:p>
      <text:p text:style-name="P60">bash file.sh</text:p>
      <text:p text:style-name="P56"/>
      <text:p text:style-name="P33">conda install -c conda-forge fsleyes<text:tab/><text:tab/><text:span text:style-name="T8">(don’t forget to restart the shell !)</text:span></text:p>
      <text:p text:style-name="P34"/>
      <text:p text:style-name="P36"><text:span text:style-name="T16">i</text:span>f you get a solving environment error, run the following command lines :</text:p>
      <text:p text:style-name="P35"/>
      <text:p text:style-name="P3"><text:span text:style-name="Source_20_Text"><text:span text:style-name="T26">conda create </text:span></text:span><text:span text:style-name="Source_20_Text"><text:span text:style-name="T39">environment</text:span></text:span></text:p>
      <text:p text:style-name="P8"><text:span text:style-name="Source_20_Text"><text:span text:style-name="T9"/></text:span></text:p>
      <text:p text:style-name="P9"><text:span text:style-name="Source_20_Text"><text:span text:style-name="T9">conda activate </text:span></text:span><text:span text:style-name="Source_20_Text"><text:span text:style-name="T39">environment</text:span></text:span></text:p>
      <text:p text:style-name="P8"><text:span text:style-name="Source_20_Text"><text:span text:style-name="T9"/></text:span></text:p>
      <text:p text:style-name="P7"><text:span text:style-name="Source_20_Text"><text:span text:style-name="T9">conda install -c conda-forge fsleyes</text:span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17"><text:span text:style-name="Source_20_Text"><text:span text:style-name="T47">To</text:span></text:span><text:span text:style-name="Source_20_Text"><text:span text:style-name="T48"> install </text:span></text:span><text:span text:style-name="Source_20_Text"><text:span text:style-name="T49">NiftySeg</text:span></text:span><text:span text:style-name="Source_20_Text"><text:span text:style-name="T47"> (</text:span></text:span><text:span text:style-name="Source_20_Text"><text:span text:style-name="T49">for label fusion</text:span></text:span><text:span text:style-name="Source_20_Text"><text:span text:style-name="T47">) </text:span></text:span><text:span text:style-name="Source_20_Text"><text:span text:style-name="T48">:</text:span></text:span></text:p>
      <text:p text:style-name="P17"><text:span text:style-name="Source_20_Text"><text:span text:style-name="T40"/></text:span></text:p>
      <text:p text:style-name="P4"><text:span text:style-name="Source_20_Text"><text:span text:style-name="T27">git clone git@github.com:KCL-BMEIS/NiftySeg.git niftyseg</text:span></text:span></text:p>
      <text:p text:style-name="P4"><text:span text:style-name="Source_20_Text"><text:span text:style-name="T27"/></text:span></text:p>
      <text:p text:style-name="P4"><text:span text:style-name="Source_20_Text"><text:span text:style-name="T27">mkdir </text:span></text:span><text:span text:style-name="Source_20_Text"><text:span text:style-name="T39">niftyseg</text:span></text:span></text:p>
      <text:p text:style-name="P32"/>
      <text:p text:style-name="P12"><text:span text:style-name="Source_20_Text"><text:span text:style-name="T9">cd </text:span></text:span><text:span text:style-name="Source_20_Text"><text:span text:style-name="T39">niftyseg</text:span></text:span></text:p>
      <text:p text:style-name="P13"><text:span text:style-name="Source_20_Text"><text:span text:style-name="T28">ccmake ../niftyseg </text:span></text:span></text:p>
      <text:p text:style-name="P13"><text:span text:style-name="Source_20_Text"><text:span text:style-name="T34">ou </text:span></text:span></text:p>
      <text:p text:style-name="P13"><text:span text:style-name="Source_20_Text"><text:span text:style-name="T29">ccmake ../niftyseg-git -DZLIB_LIBRARY=/usr/lib/x86_64-linux-gnu/libz.so -DZLIB_INCLUDE_DIR=/usr/lib/x86_64-linux-gnu <text:s/>(to solve ZLIB error)</text:span></text:span></text:p>
      <text:p text:style-name="P13"><text:span text:style-name="Source_20_Text"><text:span text:style-name="T29">make</text:span></text:span></text:p>
      <text:p text:style-name="P13"><text:span text:style-name="Source_20_Text"><text:span text:style-name="T29">sudo make install</text:span></text:span></text:p>
      <text:p text:style-name="P4"><text:span text:style-name="Source_20_Text"><text:span text:style-name="T27">which seg_LabFusion</text:span></text:span></text:p>
      <text:p text:style-name="P4"><text:span text:style-name="Source_20_Text"><text:span text:style-name="T27"/></text:span></text:p>
      <text:p text:style-name="P5"><text:span text:style-name="Source_20_Text"><text:span text:style-name="T27">export PATH=${PATH}:"/</text:span></text:span><text:span text:style-name="Source_20_Text"><text:span text:style-name="T30">usr/local/bin"</text:span></text:span></text:p>
      <text:p text:style-name="P14"><text:span text:style-name="Source_20_Text"><text:span text:style-name="T9">export LD_LIBRARY_PATH=${LD_LIBRARY_PATH}:</text:span></text:span><text:span text:style-name="Source_20_Text"><text:span text:style-name="T27">"/</text:span></text:span><text:span text:style-name="Source_20_Text"><text:span text:style-name="T30">usr/local/l</text:span></text:span><text:span text:style-name="Source_20_Text"><text:span text:style-name="T9">ib"</text:span></text:span></text:p>
      <text:p text:style-name="P4"><text:span text:style-name="Source_20_Text"><text:span text:style-name="T27"/></text:span></text:p>
      <text:p text:style-name="P4"><text:span text:style-name="Source_20_Text"><text:span text:style-name="T27"/></text:span></text:p>
      <text:p text:style-name="P4"><text:span text:style-name="Source_20_Text"><text:span text:style-name="T27"/></text:span></text:p>
      <text:p text:style-name="P4"><text:span text:style-name="Source_20_Text"><text:span text:style-name="T27"/></text:span></text:p>
      <text:p text:style-name="P4"><text:span text:style-name="Source_20_Text"><text:span text:style-name="T27"/></text:span></text:p>
      <text:p text:style-name="P38"><text:soft-page-break/><text:span text:style-name="Source_20_Text"><text:span text:style-name="T50">II)Using Ants</text:span></text:span></text:p>
      <text:p text:style-name="P38"><text:span text:style-name="Source_20_Text"><text:span text:style-name="T50"/></text:span></text:p>
      <text:p text:style-name="P31"><text:span text:style-name="Source_20_Text"><text:span text:style-name="T52">antsRegistrationSyNQuick.sh -d 3 -m template.nii.gz -f sujet1.nii.gz -o 7TAMI_SyN</text:span></text:span></text:p>
      <text:p text:style-name="P31"><text:span text:style-name="Source_20_Text"><text:span text:style-name="T52"><text:s text:c="4"/></text:span></text:span></text:p>
      <text:p text:style-name="P29"><text:span text:style-name="Source_20_Text"><text:span text:style-name="T41">antsApplyTransforms -d 3 -e 0 -i </text:span></text:span><text:span text:style-name="Source_20_Text"><text:span text:style-name="T43">atlas_sujet1.nii.gz</text:span></text:span><text:span text:style-name="Source_20_Text"><text:span text:style-name="T41"> -r </text:span></text:span><text:span text:style-name="Source_20_Text"><text:span text:style-name="T43">sujet2</text:span></text:span><text:span text:style-name="Source_20_Text"><text:span text:style-name="T41">.nii.gz -o 7TAMI_DGN -t </text:span></text:span><text:span text:style-name="Source_20_Text"><text:span text:style-name="T42">sujet1warp</text:span></text:span><text:span text:style-name="Source_20_Text"><text:span text:style-name="T41"> </text:span></text:span><text:span text:style-name="Source_20_Text"><text:span text:style-name="T42">sujet1affine </text:span></text:span><text:span text:style-name="Source_20_Text"><text:span text:style-name="T41">-n NearestNeighbor</text:span></text:span></text:p>
      <text:p text:style-name="P29"><text:span text:style-name="Source_20_Text"><text:span text:style-name="T41"/></text:span></text:p>
      <text:p text:style-name="P30"><text:span text:style-name="Source_20_Text"><text:span text:style-name="T36">JointLabelFusion2 apply the RegistrationSyn (Quick with no arguments), then ApplyTransform and finally a LabelFusion.</text:span></text:span></text:p>
      <text:p text:style-name="P31"><text:span text:style-name="Source_20_Text"><text:span text:style-name="T52"/></text:span></text:p>
      <text:p text:style-name="P39"><text:span text:style-name="Source_20_Text"><text:span text:style-name="T41">antsJointLabelFusion2.sh -d 3 -o </text:span></text:span><text:span text:style-name="Source_20_Text"><text:span text:style-name="T44">malf_atlas</text:span></text:span><text:span text:style-name="Source_20_Text"><text:span text:style-name="T41"> -t </text:span></text:span><text:span text:style-name="Source_20_Text"><text:span text:style-name="T44">sujet1</text:span></text:span><text:span text:style-name="Source_20_Text"><text:span text:style-name="T41"> -</text:span></text:span><text:span text:style-name="Source_20_Text"><text:span text:style-name="T42">g sujet2 -l atlas_sujet2</text:span></text:span><text:span text:style-name="Source_20_Text"><text:span text:style-name="T41"> -</text:span></text:span><text:span text:style-name="Source_20_Text"><text:span text:style-name="T42">g sujet2 -l atlas_sujet2 </text:span></text:span><text:span text:style-name="Source_20_Text"><text:span text:style-name="T41">-</text:span></text:span><text:span text:style-name="Source_20_Text"><text:span text:style-name="T42">g sujet</text:span></text:span><text:span text:style-name="Source_20_Text"><text:span text:style-name="T44">3</text:span></text:span><text:span text:style-name="Source_20_Text"><text:span text:style-name="T42"> -l atlas_sujet</text:span></text:span><text:span text:style-name="Source_20_Text"><text:span text:style-name="T44">3 (etc ...)</text:span></text:span><text:span text:style-name="Source_20_Text"><text:span text:style-name="T42"> </text:span></text:span><text:span text:style-name="Source_20_Text"><text:span text:style-name="T41">-j </text:span></text:span><text:span text:style-name="Source_20_Text"><text:span text:style-name="T44">nb_cores</text:span></text:span></text:p>
      <text:p text:style-name="P39"><text:span text:style-name="Source_20_Text"><text:span text:style-name="T44"/></text:span></text:p>
      <text:p text:style-name="P39"><text:span text:style-name="Source_20_Text"><text:span text:style-name="T44"/></text:span></text:p>
      <text:p text:style-name="P38"><text:span text:style-name="Source_20_Text"><text:span text:style-name="T41"/></text:span></text:p>
      <text:p text:style-name="P38"><text:span text:style-name="Source_20_Text"><text:span text:style-name="T41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oft-page-break/><text:span text:style-name="Source_20_Text"><text:span text:style-name="T10"/></text:span></text:p>
      <text:p text:style-name="P18"><text:span text:style-name="Source_20_Text"><text:span text:style-name="T10">II</text:span></text:span><text:span text:style-name="Source_20_Text"><text:span text:style-name="T50">I</text:span></text:span><text:span text:style-name="Source_20_Text"><text:span text:style-name="T10">)Building and sharing the github repository :</text:span></text:span></text:p>
      <text:p text:style-name="P4"><text:span text:style-name="Source_20_Text"><text:span text:style-name="T27"/></text:span></text:p>
      <text:p text:style-name="P4"><text:span text:style-name="Source_20_Text"><text:span text:style-name="T27"/></text:span></text:p>
      <text:p text:style-name="P4"><text:span text:style-name="Source_20_Text"><text:span text:style-name="T27"/></text:span></text:p>
      <text:p text:style-name="P49">Create git repository :</text:p>
      <text:p text:style-name="P54"/>
      <text:p text:style-name="P24">cd Documents</text:p>
      <text:p text:style-name="P24">mkdir PFE_2022</text:p>
      <text:p text:style-name="P24"><text:span text:style-name="T15">c</text:span>d PFE_2022</text:p>
      <text:p text:style-name="P24"><text:span text:style-name="T15">g</text:span>it init</text:p>
      <text:p text:style-name="P24">cp -rf /home/alexandre/Downloads/SegMultiAtlas.sh ./</text:p>
      <text:p text:style-name="P24">git add SegMultiAtlas.sh</text:p>
      <text:p text:style-name="P24">git config --global user.email "cabane.alexandre@gmail.com"</text:p>
      <text:p text:style-name="P24">git config --global user.name "Ervald"</text:p>
      <text:p text:style-name="P24">git commit -m "First script added"</text:p>
      <text:p text:style-name="P24"/>
      <text:p text:style-name="P27">Create a SSH key :</text:p>
      <text:p text:style-name="P10"><text:span text:style-name="Source_20_Text"><text:span text:style-name="T9">$ ssh-keygen -t ed25519-sk -C "</text:span></text:span><text:span text:style-name="Source_20_Text"><text:span text:style-name="Emphasis"><text:span text:style-name="T9">your_email@example.com</text:span></text:span></text:span><text:span text:style-name="Source_20_Text"><text:span text:style-name="T9">"</text:span></text:span></text:p>
      <text:p text:style-name="P23"><text:span text:style-name="Source_20_Text"><text:span text:style-name="T31">Add the key to the github account</text:span></text:span></text:p>
      <text:p text:style-name="P10"><text:span text:style-name="Source_20_Text"><text:span text:style-name="T9"/></text:span></text:p>
      <text:p text:style-name="P11"><text:span text:style-name="Source_20_Text"><text:span text:style-name="T45">Add a file to the repository :</text:span></text:span></text:p>
      <text:p text:style-name="P10"><text:span text:style-name="Source_20_Text"><text:span text:style-name="T9"/></text:span></text:p>
      <text:p text:style-name="P10"><text:span text:style-name="Source_20_Text"><text:span text:style-name="T9">git add </text:span></text:span><text:span text:style-name="Source_20_Text"><text:span text:style-name="T31">fichier</text:span></text:span></text:p>
      <text:p text:style-name="P10"><text:span text:style-name="Source_20_Text"><text:span text:style-name="T9">git commit -m "add</text:span></text:span><text:span text:style-name="Source_20_Text"><text:span text:style-name="T31">ed</text:span></text:span><text:span text:style-name="Source_20_Text"><text:span text:style-name="T9"> </text:span></text:span><text:span text:style-name="Source_20_Text"><text:span text:style-name="T31">fichier</text:span></text:span><text:span text:style-name="Source_20_Text"><text:span text:style-name="T9">"</text:span></text:span></text:p>
      <text:p text:style-name="P10"><text:span text:style-name="Source_20_Text"><text:span text:style-name="T9">git push -u origin master</text:span></text:span></text:p>
      <text:p text:style-name="P10"><text:span text:style-name="Source_20_Text"><text:span text:style-name="T9"/></text:span></text:p>
      <text:p text:style-name="P10"><text:span text:style-name="Source_20_Text"><text:span text:style-name="T9"/></text:span></text:p>
      <text:p text:style-name="P22"/>
      <text:p text:style-name="P19"/>
      <text:p text:style-name="P15"/>
      <text:p text:style-name="P15"/>
      <text:p text:style-name="P18"><text:span text:style-name="Source_20_Text"><text:span text:style-name="T11">I</text:span></text:span><text:span text:style-name="Source_20_Text"><text:span text:style-name="T12">V</text:span></text:span><text:span text:style-name="Source_20_Text"><text:span text:style-name="T10">)</text:span></text:span><text:span text:style-name="Source_20_Text"><text:span text:style-name="T11">Creating our bibliography</text:span></text:span><text:span text:style-name="Source_20_Text"><text:span text:style-name="T10"> 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03:01:04.267577780</meta:creation-date>
    <dc:date>2022-02-02T14:45:40.072545530</dc:date>
    <meta:editing-duration>PT1H55M5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4" meta:paragraph-count="69" meta:word-count="429" meta:character-count="3016" meta:non-whitespace-character-count="2650"/>
  </office:meta>
</office:document-meta>
</file>